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a1e" officeooo:paragraph-rsid="001afa1e"/>
    </style:style>
    <style:style style:name="P2" style:family="paragraph" style:parent-style-name="Standard">
      <style:paragraph-properties fo:text-align="center" style:justify-single-word="false"/>
      <style:text-properties officeooo:rsid="001afa1e" officeooo:paragraph-rsid="001afa1e"/>
    </style:style>
    <style:style style:name="P3" style:family="paragraph" style:parent-style-name="Standard">
      <style:paragraph-properties fo:text-align="start" style:justify-single-word="false"/>
      <style:text-properties officeooo:rsid="001afa1e" officeooo:paragraph-rsid="001afa1e"/>
    </style:style>
    <style:style style:name="P4" style:family="paragraph" style:parent-style-name="Standard">
      <style:paragraph-properties fo:text-align="start" style:justify-single-word="false"/>
      <style:text-properties officeooo:rsid="001cf4f4" officeooo:paragraph-rsid="001cf4f4"/>
    </style:style>
    <style:style style:name="P5" style:family="paragraph" style:parent-style-name="Standard">
      <style:paragraph-properties fo:text-align="start" style:justify-single-word="false"/>
      <style:text-properties officeooo:rsid="001e099f" officeooo:paragraph-rsid="001e099f"/>
    </style:style>
    <style:style style:name="P6" style:family="paragraph" style:parent-style-name="Standard">
      <style:paragraph-properties fo:text-align="start" style:justify-single-word="false"/>
      <style:text-properties officeooo:rsid="001e5600" officeooo:paragraph-rsid="001e5600"/>
    </style:style>
    <style:style style:name="P7" style:family="paragraph" style:parent-style-name="Standard">
      <style:paragraph-properties fo:text-align="start" style:justify-single-word="false"/>
      <style:text-properties officeooo:rsid="001ffa76" officeooo:paragraph-rsid="001ffa7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fa1e" officeooo:paragraph-rsid="001afa1e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fa1e" officeooo:paragraph-rsid="001afa1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099f" officeooo:paragraph-rsid="001e099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5600" officeooo:paragraph-rsid="001e560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f4f4" officeooo:paragraph-rsid="001cf4f4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fa1e" officeooo:paragraph-rsid="001afa1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3300" fo:font-weight="bold" officeooo:rsid="001e5600" officeooo:paragraph-rsid="001e560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3300" fo:font-weight="bold" officeooo:rsid="00229b75" officeooo:paragraph-rsid="00229b7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3300" fo:font-weight="bold" officeooo:rsid="0023772a" officeooo:paragraph-rsid="0023772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3300" fo:font-weight="bold" officeooo:rsid="00256cdf" officeooo:paragraph-rsid="00256cdf" style:font-weight-asian="bold" style:font-weight-complex="bold"/>
    </style:style>
    <style:style style:name="T1" style:family="text">
      <style:text-properties officeooo:rsid="001b11d3"/>
    </style:style>
    <style:style style:name="T2" style:family="text">
      <style:text-properties officeooo:rsid="001cf4f4"/>
    </style:style>
    <style:style style:name="T3" style:family="text">
      <style:text-properties style:text-position="super 58%"/>
    </style:style>
    <style:style style:name="T4" style:family="text">
      <style:text-properties officeooo:rsid="001e5600"/>
    </style:style>
    <style:style style:name="T5" style:family="text">
      <style:text-properties officeooo:rsid="001ffa76"/>
    </style:style>
    <style:style style:name="T6" style:family="text">
      <style:text-properties officeooo:rsid="002006ae"/>
    </style:style>
    <style:style style:name="T7" style:family="text">
      <style:text-properties officeooo:rsid="00214090"/>
    </style:style>
    <style:style style:name="T8" style:family="text">
      <style:text-properties fo:color="#ff3300" fo:font-weight="bold" officeooo:rsid="001e5600" style:font-weight-asian="bold" style:font-weight-complex="bold"/>
    </style:style>
    <style:style style:name="T9" style:family="text">
      <style:text-properties officeooo:rsid="00238152"/>
    </style:style>
    <style:style style:name="T10" style:family="text">
      <style:text-properties officeooo:rsid="002970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ÉUNION DU 19/04/2018</text:p>
      <text:p text:style-name="P2"/>
      <text:p text:style-name="P3">Sujets abordés :</text:p>
      <text:p text:style-name="P3">1. Réception des commandes</text:p>
      <text:p text:style-name="P3">2. Bouton « panique »</text:p>
      <text:p text:style-name="P3">3. Fidélité</text:p>
      <text:p text:style-name="P3">4. Promotions</text:p>
      <text:p text:style-name="P3">5. Produits vendus sur le site</text:p>
      <text:p text:style-name="P3">6. Paiement</text:p>
      <text:p text:style-name="P3">7. Dashboard</text:p>
      <text:p text:style-name="P3"/>
      <text:p text:style-name="P3"/>
      <text:p text:style-name="P3"/>
      <text:p text:style-name="P9">1. <text:span text:style-name="T6">P</text:span>rocessus de commande</text:p>
      <text:p text:style-name="P3"/>
      <text:p text:style-name="P8">Côté restaurant :</text:p>
      <text:p text:style-name="P3">- Lors de l’arrivée d’une commande au restaurant, celle-ci doit apparaître sur une tablette </text:p>
      <text:p text:style-name="P3">- La tablette doit sonner en continu pour signaler l’arrivée d’une commande</text:p>
      <text:p text:style-name="P3">- Un employé se rend devant la tablette et confirme la commande, ce qui stoppe la sonnerie et affiche le détail</text:p>
      <text:p text:style-name="P3">- L’employé imprime à partir de la tablette le bon de la commande puis le donne en cuisine</text:p>
      <text:p text:style-name="P15">SPEC DE L’IMPRIMANTE</text:p>
      <text:p text:style-name="P3">- <text:span text:style-name="T1">Le délai minimum pour la préparation d’une commande est de 15 minutes</text:span></text:p>
      <text:p text:style-name="P3">- <text:span text:style-name="T2">Il faut permettre aux clients de commander en dehors des heures de service pour retrait lors des horaires d’ouverture</text:span></text:p>
      <text:p text:style-name="P3"/>
      <text:p text:style-name="P12">Côté client :</text:p>
      <text:p text:style-name="P4">- <text:span text:style-name="T6">Les clients peuvent passer une commande sans se connecter.</text:span></text:p>
      <text:p text:style-name="P4">- <text:span text:style-name="T6">Le client souhaite</text:span> que soit proposé <text:span text:style-name="T6">à ses</text:span> clients un choix de bière<text:span text:style-name="T6">s</text:span> selon les pizzas choisies au niveau du panier par exemple ( « souhaitez-vos être conseillé par notre biérologue ? ») </text:p>
      <text:p text:style-name="P4">- Il souhaite également qu’on propose des desserts aux clients</text:p>
      <text:p text:style-name="P4">- Il est important <text:span text:style-name="T6">en cas de problème </text:span>que le<text:span text:style-name="T6">s</text:span> client<text:span text:style-name="T6">s</text:span> soi<text:span text:style-name="T6">en</text:span>t notifié<text:span text:style-name="T6">s</text:span> de la non réception de sa commande par le restaurant</text:p>
      <text:p text:style-name="P4">- <text:span text:style-name="T4">Important: une commande n’est validée côté clients que lorsqu’elle a été prise en compte par un employé du restaurant </text:span><text:span text:style-name="T8">STRIPE PERMET UN DELAI D’ATTENTE, LE CLIENT N’EST DEBITE QUE LORSQUE LE RESTAURANT A VALIDE LA COMMANDE</text:span></text:p>
      <text:p text:style-name="P4"/>
      <text:p text:style-name="P10">2. Bouton « panique »</text:p>
      <text:p text:style-name="P5"/>
      <text:p text:style-name="P5">Le client souhaite avoir un moyen d’augmenter le délai de retrait des commandes en cas de rush.</text:p>
      <text:p text:style-name="P5">Il souhaite pouvoir le faire manuellement et choisir le temps à rajouter</text:p>
      <text:p text:style-name="P5">Ce temps à rajouter concernera les commandes suivantes pas celles en court</text:p>
      <text:p text:style-name="P5">Il ne veut pas notifier par SMS les clients en cas de retard</text:p>
      <text:p text:style-name="P5"/>
      <text:p text:style-name="P10">3. Système de fidélisation</text:p>
      <text:p text:style-name="P10"/>
      <text:p text:style-name="P5">Le client souhaite le système de fidélisation suivant : 1 pizza gratuite au choix après 10 achetées</text:p>
      <text:p text:style-name="P5">Il faut que ce soit automatique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0">4. Promotions</text:p>
      <text:p text:style-name="P10"/>
      <text:p text:style-name="P5">Le client souhaite communiquer avec ses clients et leur proposer des actions de promotions.</text:p>
      <text:p text:style-name="P5">Il souhaite le faire par SMS et notifications </text:p>
      <text:p text:style-name="P5">Mais pas forcement pour offrir des réductions, il souhaite aussi juste communiquer ses nouveautés avec ses clients (ex. 1<text:span text:style-name="T3">er</text:span> jour de l’été : nouvelle pizza…)</text:p>
      <text:p text:style-name="P5"/>
      <text:p text:style-name="P11">5. Produits vendus sur l’appli</text:p>
      <text:p text:style-name="P11"/>
      <text:p text:style-name="P6">Le client nous a précisé qu’il souhaite offrir à la vente à emporter pratiquement tous les produits de sa carte (sauf les boissons au verre)</text:p>
      <text:p text:style-name="P6">Il nous a signalé son changement de carte qui aura lieu entre le 1<text:span text:style-name="T3">er</text:span> et le 5 mai =&gt; son site va être mis à jour</text:p>
      <text:p text:style-name="P6">Le client essaie d’obtenir ses codes OVH pour qu’on puisse récupérer la base de données</text:p>
      <text:p text:style-name="P6">=&gt; notre première version du site proposera les produits de l’ancienne carte</text:p>
      <text:p text:style-name="P6"/>
      <text:p text:style-name="P11">6. Le paiement</text:p>
      <text:p text:style-name="P11"/>
      <text:p text:style-name="P6">Le client a insisté sur le fait qu’il souhaite que ses clients puissent enregistrer leurs numéros de carte bancaire pour rendre la commande plus facile</text:p>
      <text:p text:style-name="P6">Il ne souhaite pas qu’on utilise Paypal</text:p>
      <text:p text:style-name="P6">En ce qui concerne la carte Ticket Restaurant, il faut regarder si on trouve une app qui la prend en charge</text:p>
      <text:p text:style-name="P6"/>
      <text:p text:style-name="P11">7. <text:span text:style-name="T6">Le d</text:span>ashboard</text:p>
      <text:p text:style-name="P11"/>
      <text:p text:style-name="P6">Les besoins du client en matières de statistiques sont les suivants :</text:p>
      <text:p text:style-name="P6">- Le chiffre d’affaires du jour et du mois <text:span text:style-name="T5">cumulé</text:span></text:p>
      <text:p text:style-name="P6">- Le nombre de pizzas commandées sur la journée</text:p>
      <text:p text:style-name="P6">- Le nombre de pizzas par type de pizza commandées sur la journée</text:p>
      <text:p text:style-name="P6">- Le nombre de commandes par jour et par mois</text:p>
      <text:p text:style-name="P6">- Il souhaite avoir le détail complet de chaque journée <text:span text:style-name="T7">mais pas de comparaison</text:span></text:p>
      <text:p text:style-name="P6">- Il souhaite connaître le nombre de nouveaux clients qu’il a attiré <text:span text:style-name="T5">chaque jour (par exemple pour chaque jour : Nombre de clients total dont X nouveaux clients)</text:span></text:p>
      <text:p text:style-name="P7">La globalité de ses informations seront disponibles en version Desktop.</text:p>
      <text:p text:style-name="P7">Il souhaite une version light pour mobile (par exemple : le chiffre d’affaire<text:span text:style-name="T10">s</text:span>, le nombre de commandes et le ticket moyen...)</text:p>
      <text:p text:style-name="P14"/>
      <text:p text:style-name="P14"/>
      <text:p text:style-name="P16">tables :</text:p>
      <text:p text:style-name="P16"/>
      <text:p text:style-name="P16">utilisateur</text:p>
      <text:p text:style-name="P16">produits <text:span text:style-name="T9">(description, nom, prix...)</text:span></text:p>
      <text:p text:style-name="P16">categories de produits (anti pasti, pizza, boisson ...)</text:p>
      <text:p text:style-name="P16">admin</text:p>
      <text:p text:style-name="P16">commande</text:p>
      <text:p text:style-name="P16">stats ( a relier a l’admin)</text:p>
      <text:p text:style-name="P17">promotions reliée à un produit</text:p>
      <text:p text:style-name="P6"/>
      <text:p text:style-name="P5"><text:soft-page-break/></text:p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26:24.821175555</meta:creation-date>
    <dc:date>2018-05-14T18:49:14.896401157</dc:date>
    <meta:editing-duration>PT9H41M4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686" meta:character-count="3893" meta:non-whitespace-character-count="3267"/>
  </office:meta>
</office:document-meta>
</file>